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189437" officeooo:paragraph-rsid="00189437"/>
    </style:style>
    <style:style style:name="P2" style:family="paragraph" style:parent-style-name="Title">
      <style:text-properties officeooo:rsid="00189437" officeooo:paragraph-rsid="00189437"/>
    </style:style>
    <style:style style:name="T1" style:family="text">
      <style:text-properties officeooo:rsid="001a90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 A review of a computer gam<text:span text:style-name="T1">e</text:span></text:p>
      <text:p text:style-name="P1"/>
      <text:p text:style-name="P1">Dave the Diver is an adventure you won't find anywhere else. The Nintendo Switch is home to indie and AA titles that became instant classics and hold a dear place in fans' hearts, but even so, this installment stands out and surpasses most. From the beginning to the end we enjoyed it with a smile from ear to ear and it reminded us why we love this entertainment so much.</text:p>
      <text:p text:style-name="P1">Every twist in the plot and gameplay made us excited like children with a new toy, and all its facets and faces are extraordinary, fun and fantastic. We finished the main campaign and wanted to continue playing it, because fortunately, it keeps throwing out missions, ideas and activities so that the fun never ends. It is one of the most outstanding titles of 2023 by far, and a very easy recommendation to make for every gam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13:10:25.701893357</meta:creation-date>
    <dc:date>2023-11-19T13:17:04.574503371</dc:date>
    <meta:editing-duration>PT1M28S</meta:editing-duration>
    <meta:editing-cycles>1</meta:editing-cycles>
    <meta:document-statistic meta:table-count="0" meta:image-count="0" meta:object-count="0" meta:page-count="1" meta:paragraph-count="3" meta:word-count="153" meta:character-count="831" meta:non-whitespace-character-count="681"/>
    <meta:generator>LibreOffice/7.6.2.1$Linux_X86_64 LibreOffice_project/60$Build-1</meta:generator>
  </office:meta>
</office:document-meta>
</file>